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1" svg:font-family="'Times New Roman CYR'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26.504cm" fo:margin-left="-0.501cm" style:page-number="auto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2.499cm"/>
    </style:style>
    <style:style style:name="Таблица1.C" style:family="table-column">
      <style:table-column-properties style:column-width="0.758cm"/>
    </style:style>
    <style:style style:name="Таблица1.D" style:family="table-column">
      <style:table-column-properties style:column-width="0.242cm"/>
    </style:style>
    <style:style style:name="Таблица1.E" style:family="table-column">
      <style:table-column-properties style:column-width="0.753cm"/>
    </style:style>
    <style:style style:name="Таблица1.F" style:family="table-column">
      <style:table-column-properties style:column-width="0.748cm"/>
    </style:style>
    <style:style style:name="Таблица1.G" style:family="table-column">
      <style:table-column-properties style:column-width="1.251cm"/>
    </style:style>
    <style:style style:name="Таблица1.H" style:family="table-column">
      <style:table-column-properties style:column-width="0.75cm"/>
    </style:style>
    <style:style style:name="Таблица1.I" style:family="table-column">
      <style:table-column-properties style:column-width="3.251cm"/>
    </style:style>
    <style:style style:name="Таблица1.J" style:family="table-column">
      <style:table-column-properties style:column-width="1cm"/>
    </style:style>
    <style:style style:name="Таблица1.K" style:family="table-column">
      <style:table-column-properties style:column-width="0.587cm"/>
    </style:style>
    <style:style style:name="Таблица1.L" style:family="table-column">
      <style:table-column-properties style:column-width="2.163cm"/>
    </style:style>
    <style:style style:name="Таблица1.M" style:family="table-column">
      <style:table-column-properties style:column-width="0.751cm"/>
    </style:style>
    <style:style style:name="Таблица1.N" style:family="table-column">
      <style:table-column-properties style:column-width="0.79cm"/>
    </style:style>
    <style:style style:name="Таблица1.O" style:family="table-column">
      <style:table-column-properties style:column-width="0.459cm"/>
    </style:style>
    <style:style style:name="Таблица1.P" style:family="table-column">
      <style:table-column-properties style:column-width="5.001cm"/>
    </style:style>
    <style:style style:name="Таблица1.Q" style:family="table-column">
      <style:table-column-properties style:column-width="3.5cm"/>
    </style:style>
    <style:style style:name="Таблица1.1" style:family="table-row">
      <style:table-row-properties style:min-row-height="1.693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H1.1" style:family="table-column">
      <style:table-column-properties style:column-width="10.751cm"/>
    </style:style>
    <style:style style:name="Таблица1.H1.2" style:family="table-column">
      <style:table-column-properties style:column-width="8.5cm"/>
    </style:style>
    <style:style style:name="Таблица1.H1.1" style:family="table-row">
      <style:table-row-properties style:min-row-height="0.423cm" style:keep-together="false" fo:keep-together="always"/>
    </style:style>
    <style:style style:name="Таблица1.H1.1.1" style:family="table-cell">
      <style:table-cell-properties style:vertical-align="bottom" fo:padding-left="0.191cm" fo:padding-right="0.191cm" fo:padding-top="0cm" fo:padding-bottom="0cm" fo:border="none"/>
    </style:style>
    <style:style style:name="Таблица1.H1.4" style:family="table-row">
      <style:table-row-properties style:min-row-height="0.191cm" style:keep-together="false" fo:keep-together="always"/>
    </style:style>
    <style:style style:name="Таблица1.2" style:family="table-row">
      <style:table-row-properties style:min-row-height="0.282cm" style:keep-together="false" fo:keep-together="always"/>
    </style:style>
    <style:style style:name="Таблица1.A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3" style:family="table-row">
      <style:table-row-properties style:min-row-height="0.383cm" style:keep-together="false" fo:keep-together="always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1.F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K3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4" style:family="table-row">
      <style:table-row-properties style:min-row-height="0.123cm" style:keep-together="false" fo:keep-together="always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4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F4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J4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6" style:family="table-row">
      <style:table-row-properties style:keep-together="false" fo:keep-together="always"/>
    </style:style>
    <style:style style:name="Таблица1.B6.1" style:family="table-column">
      <style:table-column-properties style:column-width="5.502cm"/>
    </style:style>
    <style:style style:name="Таблица1.B6.2" style:family="table-column">
      <style:table-column-properties style:column-width="2.251cm"/>
    </style:style>
    <style:style style:name="Таблица1.B6.3" style:family="table-column">
      <style:table-column-properties style:column-width="6.5cm"/>
    </style:style>
    <style:style style:name="Таблица1.B6.4" style:family="table-column">
      <style:table-column-properties style:column-width="2.75cm"/>
    </style:style>
    <style:style style:name="Таблица1.B6.5" style:family="table-column">
      <style:table-column-properties style:column-width="7.001cm"/>
    </style:style>
    <style:style style:name="Таблица1.B6.6" style:family="table-column">
      <style:table-column-properties style:column-width="1.499cm"/>
    </style:style>
    <style:style style:name="Таблица1.B6.1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B6.6.1" style:family="table-cell">
      <style:table-cell-properties style:vertical-align="bottom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6.1.2" style:family="table-cell">
      <style:table-cell-properties fo:padding-left="0.191cm" fo:padding-right="0.191cm" fo:padding-top="0cm" fo:padding-bottom="0cm" fo:border="none"/>
    </style:style>
    <style:style style:name="Таблица1.B6.6.2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1.B6.3" style:family="table-row">
      <style:table-row-properties style:min-row-height="0.247cm" style:keep-together="false" fo:keep-together="always"/>
    </style:style>
    <style:style style:name="Таблица1.B6.5.3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7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8" style:family="table-row">
      <style:table-row-properties style:min-row-height="0.198cm" style:keep-together="false" fo:keep-together="always"/>
    </style:style>
    <style:style style:name="Таблица1.9" style:family="table-row">
      <style:table-row-properties style:min-row-height="1.182cm" style:keep-together="true" fo:keep-together="auto"/>
    </style:style>
    <style:style style:name="Таблица1.B9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10" style:family="table-row">
      <style:table-row-properties style:min-row-height="0.25cm" style:keep-together="false" fo:keep-together="always"/>
    </style:style>
    <style:style style:name="Таблица1.11" style:family="table-row">
      <style:table-row-properties style:min-row-height="0.388cm" style:keep-together="false" fo:keep-together="always"/>
    </style:style>
    <style:style style:name="Таблица1.B1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12" style:family="table-row">
      <style:table-row-properties style:min-row-height="0.757cm" style:keep-together="true" fo:keep-together="auto"/>
    </style:style>
    <style:style style:name="Таблица1.A12" style:family="table-cell">
      <style:table-cell-properties style:vertical-align="middle" fo:padding="0.191cm" fo:border-left="0.002cm solid #000000" fo:border-right="none" fo:border-top="0.002cm solid #000000" fo:border-bottom="0.002cm solid #000000"/>
    </style:style>
    <style:style style:name="Таблица1.B12" style:family="table-cell">
      <style:table-cell-properties style:vertical-align="middle" fo:padding="0.191cm" fo:border-left="none" fo:border-right="none" fo:border-top="0.002cm solid #000000" fo:border-bottom="0.002cm solid #000000"/>
    </style:style>
    <style:style style:name="Таблица1.G12" style:family="table-cell">
      <style:table-cell-properties style:vertical-align="middle" fo:padding="0.191cm" fo:border-left="none" fo:border-right="0.002cm solid #000000" fo:border-top="0.002cm solid #000000" fo:border-bottom="0.002cm solid #000000"/>
    </style:style>
    <style:style style:name="Таблица1.13" style:family="table-row">
      <style:table-row-properties style:row-height="0.61cm" style:keep-together="false" fo:keep-together="always"/>
    </style:style>
    <style:style style:name="Таблица1.G1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C16.3" style:family="table-column">
      <style:table-column-properties style:column-width="3cm"/>
    </style:style>
    <style:style style:name="Таблица1.C16.4" style:family="table-column">
      <style:table-column-properties style:column-width="0.25cm"/>
    </style:style>
    <style:style style:name="Таблица1.C16.18" style:family="table-column">
      <style:table-column-properties style:column-width="1.501cm"/>
    </style:style>
    <style:style style:name="Таблица1.C16.19" style:family="table-column">
      <style:table-column-properties style:column-width="0.499cm"/>
    </style:style>
    <style:style style:name="Таблица1.C16.2" style:family="table-row">
      <style:table-row-properties style:min-row-height="0.288cm" style:keep-together="false" fo:keep-together="always"/>
    </style:style>
    <style:style style:name="Таблица1.C16.4" style:family="table-row">
      <style:table-row-properties style:min-row-height="0.217cm" style:keep-together="false" fo:keep-together="always"/>
    </style:style>
    <style:style style:name="Таблица1.17" style:family="table-row">
      <style:table-row-properties style:min-row-height="0.466cm" style:keep-together="true" fo:keep-together="auto"/>
    </style:style>
    <style:style style:name="Таблица1.B17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18" style:family="table-row">
      <style:table-row-properties style:min-row-height="1.286cm" style:keep-together="false" fo:keep-together="always"/>
    </style:style>
    <style:style style:name="Таблица1.B19.1" style:family="table-column">
      <style:table-column-properties style:column-width="5.75cm"/>
    </style:style>
    <style:style style:name="Таблица1.B19.2" style:family="table-column">
      <style:table-column-properties style:column-width="1.75cm"/>
    </style:style>
    <style:style style:name="Таблица1.B19.4" style:family="table-column">
      <style:table-column-properties style:column-width="2.752cm"/>
    </style:style>
    <style:style style:name="Таблица1.B19.5" style:family="table-column">
      <style:table-column-properties style:column-width="14.25cm"/>
    </style:style>
    <style:style style:name="Таблица1.B19.3" style:family="table-row">
      <style:table-row-properties style:min-row-height="0.321cm" style:keep-together="false" fo:keep-together="always"/>
    </style:style>
    <style:style style:name="Таблица1.20" style:family="table-row">
      <style:table-row-properties style:min-row-height="0.469cm" style:keep-together="false" fo:keep-together="always"/>
    </style:style>
    <style:style style:name="Таблица1.21" style:family="table-row">
      <style:table-row-properties style:min-row-height="0.938cm" style:keep-together="false" fo:keep-together="always"/>
    </style:style>
    <style:style style:name="Таблица1.22" style:family="table-row">
      <style:table-row-properties style:min-row-height="0.127cm" style:keep-together="false" fo:keep-together="always"/>
    </style:style>
    <style:style style:name="Таблица1.L22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23" style:family="table-row">
      <style:table-row-properties style:min-row-height="0.961cm" style:keep-together="false" fo:keep-together="always"/>
    </style:style>
    <style:style style:name="Таблица1.L23.1" style:family="table-column">
      <style:table-column-properties style:column-width="3.704cm"/>
    </style:style>
    <style:style style:name="Таблица1.L23.1" style:family="table-row">
      <style:table-row-properties style:min-row-height="0.48cm" style:keep-together="false" fo:keep-together="always"/>
    </style:style>
    <style:style style:name="Таблица1.L23.2" style:family="table-row">
      <style:table-row-properties style:min-row-height="0.554cm" style:keep-together="false" fo:keep-together="always"/>
    </style:style>
    <style:style style:name="Таблица1.L23.1.2" style:family="table-cell">
      <style:table-cell-properties fo:padding="0.191cm" fo:border-left="none" fo:border-right="none" fo:border-top="0.002cm solid #000000" fo:border-bottom="none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style:font-name="Times New Roman CYR" fo:font-size="11pt" style:font-name-asian="Times New Roman CYR" style:font-size-asian="11pt" style:font-name-complex="Times New Roman CYR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Times New Roman CYR" fo:font-size="11pt" style:font-name-asian="Times New Roman CYR" style:font-size-asian="11pt" style:font-name-complex="Times New Roman CYR" style:font-size-complex="11pt"/>
    </style:style>
    <style:style style:name="P8" style:family="paragraph" style:parent-style-name="Standard">
      <style:text-properties style:font-name="Times New Roman CYR" fo:font-size="8pt" style:font-name-asian="Times New Roman CYR" style:font-size-asian="8pt" style:font-name-complex="Times New Roman CYR" style:font-size-complex="8pt"/>
    </style:style>
    <style:style style:name="P9" style:family="paragraph" style:parent-style-name="Standard">
      <style:text-properties style:font-name="Times New Roman CYR" fo:font-size="10pt" style:font-name-asian="Times New Roman CYR" style:font-size-asian="10pt" style:font-name-complex="Times New Roman CYR" style:font-size-complex="10pt"/>
    </style:style>
    <style:style style:name="P10" style:family="paragraph" style:parent-style-name="Standard">
      <style:text-properties style:font-name="Times New Roman CYR" fo:font-size="10pt" fo:language="en" fo:country="US" style:font-name-asian="Times New Roman CYR" style:font-size-asian="10pt" style:font-name-complex="Times New Roman CYR" style:font-size-complex="10pt"/>
    </style:style>
    <style:style style:name="P11" style:family="paragraph" style:parent-style-name="Standard"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Standard"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1.251cm" style:auto-text-indent="false"/>
      <style:text-properties fo:font-size="11pt" style:font-size-asian="11pt" style:font-size-complex="11pt"/>
    </style:style>
    <style:style style:name="P17" style:family="paragraph" style:parent-style-name="Standard">
      <style:paragraph-properties fo:margin-left="0cm" fo:margin-right="0cm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1.251cm" style:auto-text-indent="false"/>
      <style:text-properties style:text-position="-27% 100%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indent="1.251cm" style:auto-text-indent="false"/>
      <style:text-properties fo:font-size="8pt" style:font-size-asian="8pt" style:font-size-complex="8pt"/>
    </style:style>
    <style:style style:name="P21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heading_20_7">
      <style:paragraph-properties fo:margin-left="0cm" fo:margin-right="0cm" fo:text-indent="1.251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heading_20_7">
      <style:paragraph-properties fo:margin-left="0cm" fo:margin-right="0cm" fo:text-indent="1.251cm" style:auto-text-indent="false">
        <style:tab-stops>
          <style:tab-stop style:position="0.559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24" style:family="paragraph" style:parent-style-name="heading_20_6">
      <style:paragraph-properties fo:margin-left="0cm" fo:margin-right="0cm" fo:text-indent="1.251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5" style:family="paragraph" style:parent-style-name="heading_20_4">
      <style:paragraph-properties fo:margin-left="0cm" fo:margin-right="0cm" fo:text-indent="1.251cm" style:auto-text-indent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26" style:family="paragraph" style:parent-style-name="heading_20_1">
      <style:paragraph-properties fo:margin-left="0cm" fo:margin-right="0cm" fo:text-indent="1.251cm" style:auto-text-indent="false"/>
      <style:text-properties style:text-position="0% 100%" style:font-name="Times New Roman" style:font-name-asian="Times New Roman" style:font-name-complex="Times New Roman"/>
    </style:style>
    <style:style style:name="P27" style:family="paragraph" style:parent-style-name="heading_20_1">
      <style:paragraph-properties fo:margin-left="0cm" fo:margin-right="0cm" fo:text-indent="1.251cm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0.559cm"/>
        </style:tab-stops>
      </style:paragraph-properties>
      <style:text-properties fo:font-size="11pt" style:font-size-asian="11pt" style:font-size-complex="11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text-position="-27% 100%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text-position="-27% 100%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text-position="-27% 100%" style:font-name="Times New Roman" fo:font-size="11pt" fo:language="en" fo:country="US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>
        <style:tab-stops>
          <style:tab-stop style:position="0.559cm"/>
        </style:tab-stops>
      </style:paragraph-properties>
      <style:text-properties style:font-name="Times New Roman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font-name="Times New Roman" fo:font-size="11pt" fo:language="en" fo:country="US" fo:font-weight="bold" style:font-size-asian="11pt" style:font-weight-asian="bold" style:font-size-complex="11pt" style:font-weight-complex="bold"/>
    </style:style>
    <style:style style:name="P40" style:family="paragraph" style:parent-style-name="heading_20_4">
      <style:text-properties style:font-name="Times New Roman" fo:font-size="11pt" style:font-name-asian="Times New Roman" style:font-size-asian="11pt" style:font-name-complex="Times New Roman" style:font-size-complex="11pt"/>
    </style:style>
    <style:style style:name="P41" style:family="paragraph" style:parent-style-name="heading_20_1">
      <style:text-properties style:font-name="Times New Roman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style:text-line-through-style="solid" fo:font-size="11pt" fo:font-weight="bold" style:font-size-asian="11pt" style:font-weight-asian="bold" style:font-size-complex="11pt" style:font-weight-complex="bold"/>
    </style:style>
    <style:style style:name="T4" style:family="text">
      <style:text-properties style:text-line-through-style="solid" style:text-position="-27% 100%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-27% 100%"/>
    </style:style>
    <style:style style:name="T7" style:family="text">
      <style:text-properties style:text-position="-27% 100%" fo:font-weight="bold" style:font-weight-asian="bold" style:font-weight-complex="bold"/>
    </style:style>
    <style:style style:name="T8" style:family="text">
      <style:text-properties style:text-position="-27% 100%" fo:font-size="11pt" fo:font-weight="bold" style:font-size-asian="11pt" style:font-weight-asian="bold" style:font-size-complex="11pt" style:font-weight-complex="bold"/>
    </style:style>
    <style:style style:name="T9" style:family="text">
      <style:text-properties style:text-position="-27% 100%" fo:font-size="11pt" style:font-size-asian="11pt" style:font-size-complex="11pt"/>
    </style:style>
    <style:style style:name="T10" style:family="text">
      <style:text-properties style:font-name="Times New Roman CYR1" fo:font-size="10.5pt" style:font-name-asian="Times New Roman CYR1" style:font-size-asian="10.5pt" style:font-name-complex="Times New Roman CYR1" style:font-size-complex="10.5pt"/>
    </style:style>
    <style:style style:name="T11" style:family="text">
      <style:text-properties style:font-name-asian="Times New Roman CYR1" style:font-name-complex="Times New Roman CYR1"/>
    </style:style>
    <style:style style:name="T12" style:family="text">
      <style:text-properties fo:language="en" fo:country="US"/>
    </style:style>
    <style:style style:name="T13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J"/>
        <table:table-row table:style-name="Таблица1.1">
          <table:table-cell table:style-name="Таблица1.A1" table:number-columns-spanned="7" office:value-type="string">
            <text:p text:style-name="P15">!Штамп1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11">
            <table:table table:is-sub-table="true">
              <table:table-column table:style-name="Таблица1.H1.1"/>
              <table:table-column table:style-name="Таблица1.H1.2"/>
              <table:table-row table:style-name="Таблица1.H1.1">
                <table:table-cell table:style-name="Таблица1.H1.1.1" office:value-type="string">
                  <text:p text:style-name="P26"/>
                </table:table-cell>
                <table:table-cell table:style-name="Таблица1.H1.1.1" office:value-type="string">
                  <text:p text:style-name="P14"/>
                </table:table-cell>
              </table:table-row>
              <table:table-row table:style-name="Таблица1.H1.1">
                <table:table-cell table:style-name="Таблица1.H1.1.1" office:value-type="string">
                  <text:p text:style-name="P27">АКТОВИЙ ЗАПИС ПРО НАРОДЖЕННЯ № !НАЗ!</text:p>
                </table:table-cell>
                <table:table-cell table:style-name="Таблица1.H1.1.1" office:value-type="string">
                  <text:p text:style-name="P14">!ПАЗ! !зПС!</text:p>
                </table:table-cell>
              </table:table-row>
              <table:table-row table:style-name="Таблица1.H1.1">
                <table:table-cell table:style-name="Таблица1.H1.1.1" office:value-type="string">
                  <text:p text:style-name="P18">від !ДДМММРРРР року!</text:p>
                </table:table-cell>
                <table:table-cell table:style-name="Таблица1.A1" office:value-type="string">
                  <text:p text:style-name="P16"/>
                </table:table-cell>
              </table:table-row>
              <table:table-row table:style-name="Таблица1.H1.4">
                <table:table-cell table:style-name="Таблица1.H1.1.1" office:value-type="string">
                  <text:p text:style-name="P21"/>
                </table:table-cell>
                <table:table-cell table:style-name="Таблица1.A1" office:value-type="string">
                  <text:p text:style-name="P1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18" office:value-type="string">
            <text:p text:style-name="P24">Відомості <text:s/>про <text:s/>дити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31">1.</text:p>
          </table:table-cell>
          <table:table-cell table:style-name="Таблица1.A1" table:number-columns-spanned="4" office:value-type="string">
            <text:p text:style-name="P34">Прізвище <text:s text:c="2"/></text:p>
          </table:table-cell>
          <table:covered-table-cell/>
          <table:covered-table-cell/>
          <table:covered-table-cell/>
          <table:table-cell table:style-name="Таблица1.F3" table:number-columns-spanned="4" office:value-type="string">
            <text:p text:style-name="P28"><text:span text:style-name="T3">!СтПрН!</text:span><text:span text:style-name="T2"> <text:s/>!ПрН!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30">2.</text:p>
          </table:table-cell>
          <table:table-cell table:style-name="Таблица1.K3" table:number-columns-spanned="3" office:value-type="string">
            <text:p text:style-name="P34">Ім’я</text:p>
          </table:table-cell>
          <table:covered-table-cell/>
          <table:covered-table-cell/>
          <table:table-cell table:style-name="Таблица1.F3" table:number-columns-spanned="5" office:value-type="string">
            <text:p text:style-name="P28"><text:span text:style-name="T3">!СтІмН!</text:span><text:span text:style-name="T2"> <text:s/>!ІмН!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31">3.</text:p>
          </table:table-cell>
          <table:table-cell table:style-name="Таблица1.B4" table:number-columns-spanned="4" office:value-type="string">
            <text:p text:style-name="P34">По батькові </text:p>
          </table:table-cell>
          <table:covered-table-cell/>
          <table:covered-table-cell/>
          <table:covered-table-cell/>
          <table:table-cell table:style-name="Таблица1.F4" table:number-columns-spanned="4" office:value-type="string">
            <text:p text:style-name="P28"><text:span text:style-name="T3">!СтПбН!</text:span><text:span text:style-name="T2"> <text:s/>!ПбН! </text:span></text:p>
          </table:table-cell>
          <table:covered-table-cell/>
          <table:covered-table-cell/>
          <table:covered-table-cell/>
          <table:table-cell table:style-name="Таблица1.J4" office:value-type="string">
            <text:p text:style-name="P30">4.</text:p>
          </table:table-cell>
          <table:table-cell table:style-name="Таблица1.B4" table:number-columns-spanned="3" office:value-type="string">
            <text:p text:style-name="P34">Стать <text:s/></text:p>
          </table:table-cell>
          <table:covered-table-cell/>
          <table:covered-table-cell/>
          <table:table-cell table:style-name="Таблица1.F4" table:number-columns-spanned="5" office:value-type="string">
            <text:p text:style-name="P32">!стать!</text:p>
          </table:table-cell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31">5.</text:p>
          </table:table-cell>
          <table:table-cell table:style-name="Таблица1.F4" table:number-columns-spanned="17" office:value-type="string">
            <text:p text:style-name="P29"><text:span text:style-name="T6">Дата народження <text:s text:c="5"/></text:span><text:span text:style-name="T7">!ДатаН року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4" office:value-type="string">
            <text:p text:style-name="P31">6.</text:p>
          </table:table-cell>
          <table:table-cell table:number-columns-spanned="17">
            <table:table table:is-sub-table="true">
              <table:table-column table:style-name="Таблица1.B6.1"/>
              <table:table-column table:style-name="Таблица1.B6.2"/>
              <table:table-column table:style-name="Таблица1.B6.3"/>
              <table:table-column table:style-name="Таблица1.B6.4"/>
              <table:table-column table:style-name="Таблица1.B6.5"/>
              <table:table-column table:style-name="Таблица1.B6.6"/>
              <table:table-row table:style-name="Таблица1.4">
                <table:table-cell table:style-name="Таблица1.B6.1.1" office:value-type="string">
                  <text:p text:style-name="P34">Місце народження</text:p>
                </table:table-cell>
                <table:table-cell table:style-name="Таблица1.B6.1.1" office:value-type="string">
                  <text:p text:style-name="P34">держава <text:s text:c="3"/></text:p>
                </table:table-cell>
                <table:table-cell table:style-name="Таблица1.B6.1.1" office:value-type="string">
                  <text:p text:style-name="P35">!МНД!</text:p>
                </table:table-cell>
                <table:table-cell table:style-name="Таблица1.B6.1.1" office:value-type="string">
                  <text:p text:style-name="P34">область </text:p>
                </table:table-cell>
                <table:table-cell table:style-name="Таблица1.B6.1.1" office:value-type="string">
                  <text:p text:style-name="P35">!МНО!</text:p>
                </table:table-cell>
                <table:table-cell table:style-name="Таблица1.B6.6.1" office:value-type="string">
                  <text:p text:style-name="P16"/>
                </table:table-cell>
              </table:table-row>
              <table:table-row table:style-name="Таблица1.4">
                <table:table-cell table:style-name="Таблица1.B6.1.2" office:value-type="string">
                  <text:p text:style-name="P19"><text:s text:c="30"/></text:p>
                </table:table-cell>
                <table:table-cell table:style-name="Таблица1.H1.1.1" office:value-type="string">
                  <text:p text:style-name="P34">район <text:s text:c="4"/></text:p>
                </table:table-cell>
                <table:table-cell table:style-name="Таблица1.H1.1.1" office:value-type="string">
                  <text:p text:style-name="P35">!МНР!</text:p>
                </table:table-cell>
                <table:table-cell table:style-name="Таблица1.H1.1.1" office:value-type="string">
                  <text:p text:style-name="P34">!МСС!</text:p>
                </table:table-cell>
                <table:table-cell table:style-name="Таблица1.H1.1.1" office:value-type="string">
                  <text:p text:style-name="P35">!МНМ!</text:p>
                </table:table-cell>
                <table:table-cell table:style-name="Таблица1.B6.6.2" office:value-type="string">
                  <text:p text:style-name="P16"/>
                </table:table-cell>
              </table:table-row>
              <table:table-row table:style-name="Таблица1.B6.3">
                <table:table-cell table:style-name="Таблица1.B6.1.2" office:value-type="string">
                  <text:p text:style-name="P20"/>
                </table:table-cell>
                <table:table-cell table:style-name="Таблица1.H1.1.1" office:value-type="string">
                  <text:p text:style-name="P20"/>
                </table:table-cell>
                <table:table-cell table:style-name="Таблица1.H1.1.1" office:value-type="string">
                  <text:p text:style-name="P20"/>
                </table:table-cell>
                <table:table-cell table:style-name="Таблица1.B6.1.2" office:value-type="string">
                  <text:p text:style-name="P20"/>
                </table:table-cell>
                <table:table-cell table:style-name="Таблица1.B6.5.3" table:number-columns-spanned="2" office:value-type="string">
                  <text:p text:style-name="P20"/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31">7.</text:p>
          </table:table-cell>
          <table:table-cell table:style-name="Таблица1.B7" table:number-columns-spanned="7" office:value-type="string">
            <text:p text:style-name="P29">Народилося дітей: <text:s/>одне, двоє, троє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4" office:value-type="string">
            <text:p text:style-name="P17">!дітей!</text:p>
          </table:table-cell>
          <table:table-cell table:style-name="Таблица1.J4" office:value-type="string">
            <text:p text:style-name="P30">8.</text:p>
          </table:table-cell>
          <table:table-cell table:style-name="Таблица1.F4" table:number-columns-spanned="8" office:value-type="string">
            <text:p text:style-name="P16">!Живонароджена чи мертвонароджена! (необхідне підкреслити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4" office:value-type="string">
            <text:p text:style-name="P31">9.</text:p>
          </table:table-cell>
          <table:table-cell table:style-name="Таблица1.B7" table:number-columns-spanned="14" office:value-type="string">
            <text:p text:style-name="P25">Яка за рахунком дитина народилась у матері, включаючи новонародженого</text:p>
            <text:p text:style-name="P16">(враховуючи померлих і не враховуючи мертвонароджени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4" table:number-columns-spanned="3" office:value-type="string">
            <text:p text:style-name="P17">!за рахунком!</text:p>
          </table:table-cell>
          <table:covered-table-cell/>
          <table:covered-table-cell/>
        </table:table-row>
        <table:table-row table:style-name="Таблица1.9">
          <table:table-cell table:style-name="Таблица1.A4" office:value-type="string">
            <text:p text:style-name="P1">10.</text:p>
          </table:table-cell>
          <table:table-cell table:style-name="Таблица1.B9" table:number-columns-spanned="17" office:value-type="string">
            <text:p text:style-name="P1">Документ, що підтверджує факт народження дитини</text:p>
            <text:p text:style-name="P3"><text:s/>!Документ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2" table:number-columns-spanned="12" office:value-type="string">
            <text:p text:style-name="P23">Відомості про бать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4" table:number-columns-spanned="6" office:value-type="string">
            <text:p text:style-name="P22">Відомості про матір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4" office:value-type="string">
            <text:p text:style-name="P31">11.</text:p>
          </table:table-cell>
          <table:table-cell table:style-name="Таблица1.B11" table:number-columns-spanned="5" office:value-type="string">
            <text:p text:style-name="P34">Прізвище</text:p>
          </table:table-cell>
          <table:covered-table-cell/>
          <table:covered-table-cell/>
          <table:covered-table-cell/>
          <table:covered-table-cell/>
          <table:table-cell table:style-name="Таблица1.B9" table:number-columns-spanned="6" office:value-type="string">
            <text:p text:style-name="P35">!ПрБ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4" table:number-columns-spanned="6" office:value-type="string">
            <text:p text:style-name="P28"><text:span text:style-name="T4">!СтПрМ!</text:span><text:span text:style-name="T8"> !ПрМ!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12" office:value-type="string">
            <text:p text:style-name="P37"><text:span text:style-name="T12">12</text:span><text:span text:style-name="T11">.</text:span></text:p>
          </table:table-cell>
          <table:table-cell table:style-name="Таблица1.B12" table:number-columns-spanned="5" office:value-type="string">
            <text:p text:style-name="P36">Ім’я</text:p>
          </table:table-cell>
          <table:covered-table-cell/>
          <table:covered-table-cell/>
          <table:covered-table-cell/>
          <table:covered-table-cell/>
          <table:table-cell table:style-name="Таблица1.G12" table:number-columns-spanned="6" office:value-type="string">
            <text:p text:style-name="P38">!ІмБ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4" table:number-columns-spanned="6" office:value-type="string">
            <text:p text:style-name="P39">!ІмМ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3" office:value-type="string">
            <text:p text:style-name="P31">13<text:span text:style-name="T10">.</text:span></text:p>
          </table:table-cell>
          <table:table-cell table:style-name="Таблица1.A1" table:number-columns-spanned="5" office:value-type="string">
            <text:p text:style-name="P34">По батькові</text:p>
          </table:table-cell>
          <table:covered-table-cell/>
          <table:covered-table-cell/>
          <table:covered-table-cell/>
          <table:covered-table-cell/>
          <table:table-cell table:style-name="Таблица1.G13" table:number-columns-spanned="6" office:value-type="string">
            <text:p text:style-name="P32">!ПбБ!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F3" table:number-columns-spanned="6" office:value-type="string">
            <text:p text:style-name="P33">!ПбМ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31">14<text:span text:style-name="T10">.</text:span></text:p>
          </table:table-cell>
          <table:table-cell table:style-name="Таблица1.B9" table:number-columns-spanned="11" office:value-type="string">
            <text:p text:style-name="P28"><text:span text:style-name="T9">Дата народження <text:s text:c="2"/></text:span><text:span text:style-name="T8">! <text:s text:c="2"/>ДатаНБ <text:s text:c="2"/>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4" table:number-columns-spanned="6" office:value-type="string">
            <text:p text:style-name="P35">! <text:s text:c="2"/>ДатаНМ <text:s text:c="2"/>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office:value-type="string">
            <text:p text:style-name="P31">15<text:span text:style-name="T10">.</text:span></text:p>
          </table:table-cell>
          <table:table-cell table:style-name="Таблица1.F4" table:number-columns-spanned="11" office:value-type="string">
            <text:p text:style-name="P28"><text:span text:style-name="T1">Громадянство <text:s text:c="8"/></text:span><text:span text:style-name="T2">!ГромадянствоБ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4" table:number-columns-spanned="6" office:value-type="string">
            <text:p text:style-name="P33">!ГромадянствоМ!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4" office:value-type="string">
            <text:p text:style-name="P1">16<text:span text:style-name="T10">.</text:span></text:p>
          </table:table-cell>
          <table:table-cell table:style-name="Таблица1.F4" office:value-type="string">
            <text:p text:style-name="P41">Місце</text:p>
            <text:p text:style-name="P1">проживання </text:p>
          </table:table-cell>
          <table:table-cell table:number-columns-spanned="16">
            <table:table table:is-sub-table="true">
              <table:table-column table:style-name="Таблица1.G"/>
              <table:table-column table:style-name="Таблица1.H"/>
              <table:table-column table:style-name="Таблица1.C16.3"/>
              <table:table-column table:style-name="Таблица1.C16.4"/>
              <table:table-column table:style-name="Таблица1.G"/>
              <table:table-column table:style-name="Таблица1.C16.4"/>
              <table:table-column table:style-name="Таблица1.B6.6"/>
              <table:table-column table:style-name="Таблица1.J"/>
              <table:table-column table:style-name="Таблица1.B6.2"/>
              <table:table-column table:style-name="Таблица1.G"/>
              <table:table-column table:style-name="Таблица1.H"/>
              <table:table-column table:style-name="Таблица1.C16.3"/>
              <table:table-column table:style-name="Таблица1.H"/>
              <table:table-column table:style-name="Таблица1.J"/>
              <table:table-column table:style-name="Таблица1.C16.4"/>
              <table:table-column table:style-name="Таблица1.B6.6"/>
              <table:table-column table:style-name="Таблица1.J"/>
              <table:table-column table:style-name="Таблица1.C16.18"/>
              <table:table-column table:style-name="Таблица1.C16.19"/>
              <table:table-row table:style-name="Таблица1.4">
                <table:table-cell table:style-name="Таблица1.B6.1.1" table:number-columns-spanned="2" office:value-type="string">
                  <text:p text:style-name="P1">держава </text:p>
                </table:table-cell>
                <table:covered-table-cell/>
                <table:table-cell table:style-name="Таблица1.B6.1.1" office:value-type="string">
                  <text:p text:style-name="P3">!мпбД!</text:p>
                </table:table-cell>
                <table:table-cell table:style-name="Таблица1.B6.1.1" table:number-columns-spanned="3" office:value-type="string">
                  <text:p text:style-name="P1">область </text:p>
                </table:table-cell>
                <table:covered-table-cell/>
                <table:covered-table-cell/>
                <table:table-cell table:style-name="Таблица1.B6.6.1" table:number-columns-spanned="3" office:value-type="string">
                  <text:p text:style-name="P3">!мпбО!</text:p>
                </table:table-cell>
                <table:covered-table-cell/>
                <table:covered-table-cell/>
                <table:table-cell table:style-name="Таблица1.B6.1.1" table:number-columns-spanned="2" office:value-type="string">
                  <text:p text:style-name="P1">держава </text:p>
                </table:table-cell>
                <table:covered-table-cell/>
                <table:table-cell table:style-name="Таблица1.B6.1.1" office:value-type="string">
                  <text:p text:style-name="P3">!мпмД!</text:p>
                </table:table-cell>
                <table:table-cell table:style-name="Таблица1.B6.1.1" table:number-columns-spanned="2" office:value-type="string">
                  <text:p text:style-name="P1">область </text:p>
                </table:table-cell>
                <table:covered-table-cell/>
                <table:table-cell table:style-name="Таблица1.B6.1.1" table:number-columns-spanned="4" office:value-type="string">
                  <text:p text:style-name="P3">!мпмО!</text:p>
                </table:table-cell>
                <table:covered-table-cell/>
                <table:covered-table-cell/>
                <table:covered-table-cell/>
                <table:table-cell table:style-name="Таблица1.B9" office:value-type="string">
                  <text:p text:style-name="P7"/>
                </table:table-cell>
              </table:table-row>
              <table:table-row table:style-name="Таблица1.C16.2">
                <table:table-cell table:style-name="Таблица1.H1.1.1" table:number-columns-spanned="2" office:value-type="string">
                  <text:p text:style-name="P1">район <text:s text:c="4"/></text:p>
                </table:table-cell>
                <table:covered-table-cell/>
                <table:table-cell table:style-name="Таблица1.H1.1.1" office:value-type="string">
                  <text:p text:style-name="P3">!мпбР!</text:p>
                </table:table-cell>
                <table:table-cell table:style-name="Таблица1.H1.1.1" table:number-columns-spanned="3" office:value-type="string">
                  <text:p text:style-name="P1">!мссб! <text:s text:c="2"/></text:p>
                </table:table-cell>
                <table:covered-table-cell/>
                <table:covered-table-cell/>
                <table:table-cell table:style-name="Таблица1.B6.6.2" table:number-columns-spanned="3" office:value-type="string">
                  <text:p text:style-name="P3">!мпбМ!</text:p>
                </table:table-cell>
                <table:covered-table-cell/>
                <table:covered-table-cell/>
                <table:table-cell table:style-name="Таблица1.H1.1.1" table:number-columns-spanned="2" office:value-type="string">
                  <text:p text:style-name="P1">район </text:p>
                </table:table-cell>
                <table:covered-table-cell/>
                <table:table-cell table:style-name="Таблица1.H1.1.1" office:value-type="string">
                  <text:p text:style-name="P3">!мпмР!</text:p>
                </table:table-cell>
                <table:table-cell table:style-name="Таблица1.H1.1.1" table:number-columns-spanned="2" office:value-type="string">
                  <text:p text:style-name="P1">!мссм!</text:p>
                </table:table-cell>
                <table:covered-table-cell/>
                <table:table-cell table:style-name="Таблица1.H1.1.1" table:number-columns-spanned="4" office:value-type="string">
                  <text:p text:style-name="P3">!мпмМ!</text:p>
                </table:table-cell>
                <table:covered-table-cell/>
                <table:covered-table-cell/>
                <table:covered-table-cell/>
                <table:table-cell table:style-name="Таблица1.G13" office:value-type="string">
                  <text:p text:style-name="P7"/>
                </table:table-cell>
              </table:table-row>
              <table:table-row table:style-name="Таблица1.4">
                <table:table-cell table:style-name="Таблица1.A1" office:value-type="string">
                  <text:p text:style-name="P1">вул. <text:s text:c="63"/></text:p>
                </table:table-cell>
                <table:table-cell table:style-name="Таблица1.A1" table:number-columns-spanned="3" office:value-type="string">
                  <text:p text:style-name="P3">!вулб!</text:p>
                </table:table-cell>
                <table:covered-table-cell/>
                <table:covered-table-cell/>
                <table:table-cell table:style-name="Таблица1.A1" office:value-type="string">
                  <text:p text:style-name="P2">буд.</text:p>
                </table:table-cell>
                <table:table-cell table:style-name="Таблица1.A1" table:number-columns-spanned="2" office:value-type="string">
                  <text:p text:style-name="P4">!будб!</text:p>
                </table:table-cell>
                <table:covered-table-cell/>
                <table:table-cell table:style-name="Таблица1.A1" office:value-type="string">
                  <text:p text:style-name="P2">кв.</text:p>
                </table:table-cell>
                <table:table-cell table:style-name="Таблица1.G13" office:value-type="string">
                  <text:p text:style-name="P3">!квб!</text:p>
                </table:table-cell>
                <table:table-cell table:style-name="Таблица1.A1" office:value-type="string">
                  <text:p text:style-name="P1">вул.</text:p>
                </table:table-cell>
                <table:table-cell table:style-name="Таблица1.A1" table:number-columns-spanned="3" office:value-type="string">
                  <text:p text:style-name="P3">!вулм!</text:p>
                </table:table-cell>
                <table:covered-table-cell/>
                <table:covered-table-cell/>
                <table:table-cell table:style-name="Таблица1.A1" table:number-columns-spanned="2" office:value-type="string">
                  <text:p text:style-name="P2">буд.</text:p>
                </table:table-cell>
                <table:covered-table-cell/>
                <table:table-cell table:style-name="Таблица1.A1" office:value-type="string">
                  <text:p text:style-name="P4">!будм!</text:p>
                </table:table-cell>
                <table:table-cell table:style-name="Таблица1.A1" office:value-type="string">
                  <text:p text:style-name="P2">кв.</text:p>
                </table:table-cell>
                <table:table-cell table:style-name="Таблица1.A1" office:value-type="string">
                  <text:p text:style-name="P4">!квм!</text:p>
                </table:table-cell>
                <table:table-cell table:style-name="Таблица1.G13" office:value-type="string">
                  <text:p text:style-name="P6"/>
                </table:table-cell>
              </table:table-row>
              <table:table-row table:style-name="Таблица1.C16.4">
                <table:table-cell table:style-name="Таблица1.A1" office:value-type="string">
                  <text:p text:style-name="P5"/>
                </table:table-cell>
                <table:table-cell table:style-name="Таблица1.A1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Таблица1.A1" office:value-type="string">
                  <text:p text:style-name="P5"/>
                </table:table-cell>
                <table:table-cell table:style-name="Таблица1.A1" table:number-columns-spanned="2" office:value-type="string">
                  <text:p text:style-name="P5"/>
                </table:table-cell>
                <table:covered-table-cell/>
                <table:table-cell table:style-name="Таблица1.A1" office:value-type="string">
                  <text:p text:style-name="P5"/>
                </table:table-cell>
                <table:table-cell table:style-name="Таблица1.G13" office:value-type="string">
                  <text:p text:style-name="P5"/>
                </table:table-cell>
                <table:table-cell table:style-name="Таблица1.A1" office:value-type="string">
                  <text:p text:style-name="P5"/>
                </table:table-cell>
                <table:table-cell table:style-name="Таблица1.A1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Таблица1.A1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Таблица1.A1" office:value-type="string">
                  <text:p text:style-name="P5"/>
                </table:table-cell>
                <table:table-cell table:style-name="Таблица1.A1" office:value-type="string">
                  <text:p text:style-name="P5"/>
                </table:table-cell>
                <table:table-cell table:style-name="Таблица1.G13" office:value-type="string">
                  <text:p text:style-name="P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4" office:value-type="string">
            <text:p text:style-name="P1">17<text:span text:style-name="T10">.</text:span></text:p>
          </table:table-cell>
          <table:table-cell table:style-name="Таблица1.B17" table:number-columns-spanned="17" office:value-type="string">
            <text:p text:style-name="P40">Підстава запису відомостей про батька: <text:s text:c="2"/><text:span text:style-name="T5">!Підстава! 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8">
          <table:table-cell table:style-name="Таблица1.A4" office:value-type="string">
            <text:p text:style-name="P1">18<text:span text:style-name="T10">.</text:span></text:p>
          </table:table-cell>
          <table:table-cell table:style-name="Таблица1.B11" table:number-columns-spanned="15" office:value-type="string">
            <text:p text:style-name="P1">Прізвище, ім’я, по батькові, адреса заявника, серія, номер, ким видано паспорт, дата його видачі та підпис заявника</text:p>
            <text:p text:style-name="P3">!ПІБЗ! !пасЗ1!</text:p>
            <text:p text:style-name="P3">!АдрЗ! !пасЗ2!!пасЗ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9" table:number-columns-spanned="2" office:value-type="string">
            <text:p text:style-name="P3"><text:s text:c="23"/></text:p>
            <text:p text:style-name="P1"><text:s text:c="178"/>√ ___________________</text:p>
            <text:p text:style-name="P6"/>
          </table:table-cell>
          <table:covered-table-cell/>
        </table:table-row>
        <table:table-row table:style-name="Таблица1.6">
          <table:table-cell table:style-name="Таблица1.A4" office:value-type="string">
            <text:p text:style-name="P1">19<text:span text:style-name="T10">.</text:span></text:p>
          </table:table-cell>
          <table:table-cell table:number-columns-spanned="17">
            <table:table table:is-sub-table="true">
              <table:table-column table:style-name="Таблица1.B19.1"/>
              <table:table-column table:style-name="Таблица1.B19.2"/>
              <table:table-column table:style-name="Таблица1.J"/>
              <table:table-column table:style-name="Таблица1.B19.4"/>
              <table:table-column table:style-name="Таблица1.B19.5"/>
              <table:table-row table:style-name="Таблица1.4">
                <table:table-cell table:style-name="Таблица1.B11" office:value-type="string">
                  <text:p text:style-name="P5"/>
                </table:table-cell>
                <table:table-cell table:style-name="Таблица1.B11" office:value-type="string">
                  <text:p text:style-name="P5"/>
                </table:table-cell>
                <table:table-cell table:style-name="Таблица1.B11" office:value-type="string">
                  <text:p text:style-name="P5"/>
                </table:table-cell>
                <table:table-cell table:style-name="Таблица1.B11" office:value-type="string">
                  <text:p text:style-name="P5"/>
                </table:table-cell>
                <table:table-cell table:style-name="Таблица1.B9" office:value-type="string">
                  <text:p text:style-name="P8"/>
                </table:table-cell>
              </table:table-row>
              <table:table-row table:style-name="Таблица1.4">
                <table:table-cell table:style-name="Таблица1.A1" office:value-type="string">
                  <text:p text:style-name="P1">Видано свідоцтво серія</text:p>
                </table:table-cell>
                <table:table-cell table:style-name="Таблица1.A1" table:number-columns-spanned="3" office:value-type="string">
                  <text:p text:style-name="P4">!ССНС!</text:p>
                </table:table-cell>
                <table:covered-table-cell/>
                <table:covered-table-cell/>
                <table:table-cell table:style-name="Таблица1.G13" office:value-type="string">
                  <text:p text:style-name="P3">!СНВ!</text:p>
                </table:table-cell>
              </table:table-row>
              <table:table-row table:style-name="Таблица1.B19.3">
                <table:table-cell table:style-name="Таблица1.K3" office:value-type="string">
                  <text:p text:style-name="P5"/>
                </table:table-cell>
                <table:table-cell table:style-name="Таблица1.K3" office:value-type="string">
                  <text:p text:style-name="P5"/>
                </table:table-cell>
                <table:table-cell table:style-name="Таблица1.K3" office:value-type="string">
                  <text:p text:style-name="P5"/>
                </table:table-cell>
                <table:table-cell table:style-name="Таблица1.K3" office:value-type="string">
                  <text:p text:style-name="P5"/>
                </table:table-cell>
                <table:table-cell table:style-name="Таблица1.F3" office:value-type="string">
                  <text:p text:style-name="P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table-cell table:style-name="Таблица1.J4" office:value-type="string">
            <text:p text:style-name="P1">20<text:span text:style-name="T10">.</text:span></text:p>
          </table:table-cell>
          <table:table-cell table:style-name="Таблица1.K3" table:number-columns-spanned="3" office:value-type="string">
            <text:p text:style-name="P1">Для відміток</text:p>
          </table:table-cell>
          <table:covered-table-cell/>
          <table:covered-table-cell/>
          <table:table-cell table:style-name="Таблица1.B4" table:number-columns-spanned="13" office:value-type="string">
            <text:p text:style-name="P3">!Помітки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F3" office:value-type="string">
            <text:p text:style-name="P6"/>
          </table:table-cell>
        </table:table-row>
        <table:table-row table:style-name="Таблица1.21">
          <table:table-cell table:style-name="Таблица1.A1" office:value-type="string">
            <text:p text:style-name="P11"/>
          </table:table-cell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8" office:value-type="string">
            <text:p text:style-name="P13"><text:span text:style-name="T13">Керівник</text:span> органу державної реєстрації</text:p>
            <text:p text:style-name="P13">актів цивільного ста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  <table:table-cell table:style-name="Таблица1.H1.1.1" table:number-columns-spanned="4" office:value-type="string">
            <text:p text:style-name="P13"/>
            <text:p text:style-name="P13">!<text:span text:style-name="T13">Керівник!</text:span></text:p>
          </table:table-cell>
          <table:covered-table-cell/>
          <table:covered-table-cell/>
          <table:covered-table-cell/>
        </table:table-row>
        <table:table-row table:style-name="Таблица1.22">
          <table:table-cell table:style-name="Таблица1.A1" office:value-type="string">
            <text:p text:style-name="P11"/>
          </table:table-cell>
          <table:table-cell table:style-name="Таблица1.A1" table:number-columns-spanned="2" office:value-type="string">
            <text:p text:style-name="P11"><text:s text:c="13"/>М.П.</text:p>
          </table:table-cell>
          <table:covered-table-cell/>
          <table:table-cell table:style-name="Таблица1.A1" table:number-columns-spanned="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2" table:number-columns-spanned="3" office:value-type="string">
            <text:p text:style-name="P12"><text:s text:c="3"/>(підпис)</text:p>
          </table:table-cell>
          <table:covered-table-cell/>
          <table:covered-table-cell/>
          <table:table-cell table:style-name="Таблица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Таблица1.23">
          <table:table-cell table:style-name="Таблица1.A1" office:value-type="string">
            <text:p text:style-name="P11"/>
          </table:table-cell>
          <table:table-cell table:style-name="Таблица1.A1" table:number-columns-spanned="2" office:value-type="string">
            <text:p text:style-name="P11"/>
          </table:table-cell>
          <table:covered-table-cell/>
          <table:table-cell table:style-name="Таблица1.A1" table:number-columns-spanned="8" office:value-type="string">
            <text:p text:style-name="P13">Посадова особа органу державної реєстрації актів цивільного стану, яка склала актовий запи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3">
            <table:table table:is-sub-table="true">
              <table:table-column table:style-name="Таблица1.L23.1"/>
              <table:table-row table:style-name="Таблица1.L23.1">
                <table:table-cell table:style-name="Таблица1.B6.1.2" office:value-type="string">
                  <text:p text:style-name="P12"/>
                </table:table-cell>
              </table:table-row>
              <table:table-row table:style-name="Таблица1.L23.2">
                <table:table-cell table:style-name="Таблица1.L23.1.2" office:value-type="string">
                  <text:p text:style-name="P12"><text:s text:c="3"/>(підпис)</text:p>
                </table:table-cell>
              </table:table-row>
            </table:table>
          </table:table-cell>
          <table:covered-table-cell/>
          <table:covered-table-cell/>
          <table:table-cell table:style-name="Таблица1.A1" table:number-columns-spanned="4" office:value-type="string">
            <text:p text:style-name="P10">!ПІБ_по! !Посада!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1" svg:font-family="'Times New Roman CYR'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uk" fo:country="UA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style:font-name="Times New Roman CYR" fo:font-size="12pt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>
      <style:paragraph-properties fo:keep-with-next="always"/>
      <style:text-properties style:font-name="Times New Roman CYR" style:font-name-asian="Times New Roman CYR" style:font-name-complex="Times New Roman CYR"/>
    </style:style>
    <style:style style:name="heading_20_6" style:display-name="heading 6" style:family="paragraph" style:parent-style-name="Standard" style:next-style-name="Standard">
      <style:paragraph-properties fo:text-align="center" style:justify-single-word="false" fo:keep-with-next="always"/>
      <style:text-properties style:font-name="Times New Roman CYR" fo:font-weight="bold" style:font-name-asian="Times New Roman CYR" style:font-weight-asian="bold" style:font-name-complex="Times New Roman CYR" style:font-weight-complex="bold"/>
    </style:style>
    <style:style style:name="heading_20_7" style:display-name="heading 7" style:family="paragraph" style:parent-style-name="Standard" style:next-style-name="Standard">
      <style:paragraph-properties fo:text-align="center" style:justify-single-word="false" fo:keep-with-next="always"/>
      <style:text-properties style:font-name="Times New Roman CYR" fo:font-size="14pt" style:font-name-asian="Times New Roman CYR" style:font-size-asian="14pt" style:font-name-complex="Times New Roman CYR" style:font-size-complex="14pt"/>
    </style:style>
    <style:style style:name="heading_20_8" style:display-name="heading 8" style:family="paragraph" style:parent-style-name="Standard" style:next-style-name="Standard">
      <style:paragraph-properties fo:margin-left="0cm" fo:margin-right="0cm" fo:text-indent="1.441cm" style:auto-text-indent="false" fo:keep-with-next="always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cm" fo:margin-right="0cm" fo:text-indent="1.251cm" style:auto-text-indent="false" fo:keep-with-next="always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529cm" fo:margin-left="3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ÀÊÒÎÂÈÉ ÇÀÏÈÑ ÏÐÎ ÑÌÅÐÒÜ ¹    #íîìåð àêòó#</dc:title>
    <meta:creation-date>2011-01-10T20:46:33.06</meta:creation-date>
    <meta:editing-duration>PT1H19M3S</meta:editing-duration>
    <meta:editing-cycles>9</meta:editing-cycles>
    <dc:date>2012-04-08T15:10:25.32</dc:date>
    <dc:creator>Vladimir Koltsov</dc:creator>
    <meta:generator>OpenOffice.org/3.3$Win32 OpenOffice.org_project/330m20$Build-9567</meta:generator>
    <meta:document-statistic meta:table-count="1" meta:image-count="0" meta:object-count="0" meta:page-count="1" meta:paragraph-count="116" meta:word-count="216" meta:character-count="1796"/>
  </office:meta>
</office:document-meta>
</file>